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. ¿Qué relación hay entre la ROM y la BIOS?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) La ROM guarda la B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) La ROM gestiona el uso de energ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) La ROM ejecuta la B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) La ROM gestiona las interrupcion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. ¿Qué se hace durante el POS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 Se copia la primera instrucción en el procesa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) Se comprueba e inicializa el 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) Se transfiere la ejecución al sistema ope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) Se gestiona el uso de la energía 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2:13:32.127871376</meta:creation-date>
    <dc:date>2017-05-28T12:20:54.355100866</dc:date>
    <meta:editing-duration>PT7M22S</meta:editing-duration>
    <meta:editing-cycles>2</meta:editing-cycles>
    <meta:generator>LibreOffice/5.1.6.2$Linux_X86_64 LibreOffice_project/10m0$Build-2</meta:generator>
    <meta:document-statistic meta:table-count="1" meta:cell-count="10" meta:object-count="0"/>
  </office:meta>
</office:document-meta>
</file>